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1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4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6" style:family="graphic" style:parent-style-name="standard">
      <style:graphic-properties draw:stroke="dash" draw:stroke-dash="Fine_20_Dashed" svg:stroke-color="#3465a4" draw:fill-color="#dee6ef" draw:textarea-horizontal-align="justify" draw:textarea-vertical-align="middle" draw:auto-grow-height="false" fo:min-height="12.15cm" fo:min-width="1.9cm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1cm"/>
    </style:style>
    <style:style style:name="gr9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9.3cm"/>
    </style:style>
    <style:style style:name="gr10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7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dee6ef"/>
      <style:paragraph-properties fo:text-align="center"/>
      <style:text-properties fo:color="#000000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6cm" svg:height="1.6cm" svg:x="3.1cm" svg:y="2.4cm">
          <text:p text:style-name="P1"><text:span text:style-name="T1">web-gimi-view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5cm" svg:x2="27.8cm" svg:y2="6.5cm">
          <text:p/>
        </draw:line>
        <draw:line draw:style-name="gr2" draw:text-style-name="P3" draw:layer="layout" svg:x1="0.6cm" svg:y1="13.1cm" svg:x2="27.6cm" svg:y2="13.1cm">
          <text:p/>
        </draw:line>
        <draw:custom-shape draw:style-name="gr3" draw:text-style-name="P2" draw:layer="layout" svg:width="3cm" svg:height="1.6cm" svg:x="3.1cm" svg:y="4.6cm">
          <text:p text:style-name="P1"><text:span text:style-name="T1">OGC</text:span></text:p>
          <text:p text:style-name="P1"><text:span text:style-name="T1">JSON-F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3cm" svg:x2="27.8cm" svg:y2="4.3cm">
          <text:p/>
        </draw:line>
        <draw:custom-shape draw:style-name="gr4" draw:text-style-name="P4" draw:layer="layout" svg:width="2.6cm" svg:height="1.4cm" svg:x="0.3cm" svg:y="0.5cm">
          <text:p text:style-name="P1"><text:span text:style-name="T2">Client </text:span></text:p>
          <text:p text:style-name="P1"><text:span text:style-name="T2">Applica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cm" svg:height="1.4cm" svg:x="0.3cm" svg:y="4.7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10.7cm" svg:x2="27.7cm" svg:y2="10.7cm">
          <text:p/>
        </draw:line>
        <draw:custom-shape draw:style-name="gr6" draw:text-style-name="P5" draw:layer="layout" svg:width="2.4cm" svg:height="12.4cm" svg:x="25.6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cm" svg:height="1.4cm" svg:x="-0.1cm" svg:y="7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6.5cm" svg:y="13.4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6.3cm" svg:y="4.6cm">
          <text:p text:style-name="P1"><text:span text:style-name="T1">OGC </text:span></text:p>
          <text:p text:style-name="P1"><text:span text:style-name="T1">CityG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3.2cm" svg:y="13.4cm">
          <text:p text:style-name="P6"><text:span text:style-name="T1">interactive </text:span></text:p>
          <text:p text:style-name="P6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cm" svg:height="1.4cm" svg:x="0.3cm" svg:y="11cm">
          <text:p text:style-name="P1"><text:span text:style-name="T2">Software </text:span></text:p>
          <text:p text:style-name="P1"><text:span text:style-name="T2">Librari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cm" svg:height="1.4cm" svg:x="0.3cm" svg:y="13.8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12.9cm" svg:y="7cm">
          <text:p text:style-name="P1"><text:span text:style-name="T1">OGC API - </text:span></text:p>
          <text:p text:style-name="P1"><text:span text:style-name="T1">Record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3cm" svg:height="1.6cm" svg:x="3.2cm" svg:y="11.1cm">
          <text:p text:style-name="P1"><text:span text:style-name="T1">GDAL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1.6cm" svg:x="6.4cm" svg:y="7cm">
          <text:p text:style-name="P6"><text:span text:style-name="T1">OGC API - </text:span></text:p>
          <text:p text:style-name="P6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1.6cm" svg:x="9.7cm" svg:y="7cm">
          <text:p text:style-name="P6"><text:span text:style-name="T1">OGC </text:span></text:p>
          <text:p text:style-name="P6"><text:span text:style-name="T1">SensorThings </text:span></text:p>
          <text:p text:style-name="P6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9.5cm" svg:y="4.6cm">
          <text:p text:style-name="P1"><text:span text:style-name="T1">OGC </text:span></text:p>
          <text:p text:style-name="P1"><text:span text:style-name="T1">MUDD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6cm" svg:x="3.1cm" svg:y="0.4cm">
          <text:p text:style-name="P1"><text:span text:style-name="T1">OpenLay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6.6cm" svg:y="11.1cm">
          <text:p text:style-name="P1"><text:span text:style-name="T1">libhei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9.9cm" svg:y="11.1cm">
          <text:p text:style-name="P1"><text:span text:style-name="T1">Pillow-HEI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9.7cm" svg:y="13.4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cm" svg:height="1.6cm" svg:x="11.1cm" svg:y="0.4cm">
          <text:p text:style-name="P1"><text:span text:style-name="T1">MiraMon </text:span></text:p>
          <text:p text:style-name="P1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cm" svg:height="1.6cm" svg:x="11.1cm" svg:y="2.4cm">
          <text:p text:style-name="P1"><text:span text:style-name="T1">Jupyter </text:span></text:p>
          <text:p text:style-name="P1"><text:span text:style-name="T1">Notebook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13.2cm" svg:y="11.1cm">
          <text:p text:style-name="P1"><text:span text:style-name="T1">rasteri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cm" svg:height="1.6cm" svg:x="7.3cm" svg:y="0.4cm">
          <text:p text:style-name="P1"><text:span text:style-name="T1">QGI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1.6cm" svg:x="16.3cm" svg:y="7cm">
          <text:p text:style-name="P6"><text:span text:style-name="T1">OGC API -</text:span></text:p>
          <text:p text:style-name="P6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6cm" svg:height="1.6cm" svg:x="19.5cm" svg:y="7cm">
          <text:p text:style-name="P6"><text:span text:style-name="T1">OGC API -</text:span></text:p>
          <text:p text:style-name="P6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1.6cm" svg:x="3.1cm" svg:y="7cm">
          <text:p text:style-name="P6"><text:span text:style-name="T1">OGC API -</text:span></text:p>
          <text:p text:style-name="P6"><text:span text:style-name="T1">ED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9.8cm" svg:height="1.6cm" draw:transform="rotate (-1.5706217938697) translate (27.6cm 4.2cm)">
          <text:p text:style-name="P1"><text:span text:style-name="T1">OGC</text:span></text:p>
          <text:p text:style-name="P1"><text:span text:style-name="T1">GeoXACM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cm" svg:height="1.4cm" svg:x="25.5cm" svg:y="2.8cm">
          <text:p text:style-name="P1"><text:span text:style-name="T2">Security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1.6cm" svg:x="12.8cm" svg:y="4.6cm">
          <text:p text:style-name="P6"><text:span text:style-name="T1">OGC </text:span></text:p>
          <text:p text:style-name="P6"><text:span text:style-name="T1">CD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1.6cm" svg:x="6.4cm" svg:y="8.8cm">
          <text:p text:style-name="P6"><text:span text:style-name="T1">PubSub for</text:span></text:p>
          <text:p text:style-name="P6"><text:span text:style-name="T1">OGC API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cm" svg:height="1.6cm" svg:x="7.3cm" svg:y="2.4cm">
          <text:p text:style-name="P1"><text:span text:style-name="T1">MariaDB</text:span></text:p>
          <text:p text:style-name="P1"><text:span text:style-name="T1">Geospatial</text:span></text:p>
          <text:p text:style-name="P1"><text:span text:style-name="T1">GeoPortle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cm" svg:height="1.6cm" svg:x="14.9cm" svg:y="0.4cm">
          <text:p text:style-name="P1"><text:span text:style-name="T1">Safe Software</text:span></text:p>
          <text:p text:style-name="P1"><text:span text:style-name="T1">FME Desktop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cm" svg:height="1.6cm" svg:x="18.5cm" svg:y="0.4cm">
          <text:p text:style-name="P1"><text:span text:style-name="T1">Hexagon</text:span></text:p>
          <text:p text:style-name="P1"><text:span text:style-name="T1">Catalog </text:span></text:p>
          <text:p text:style-name="P1"><text:span text:style-name="T1">Explor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16cm" svg:y="4.6cm">
          <text:p text:style-name="P1"><text:span text:style-name="T1">OGC </text:span></text:p>
          <text:p text:style-name="P1"><text:span text:style-name="T1">GMLJP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19.2cm" svg:y="4.6cm">
          <text:p text:style-name="P1"><text:span text:style-name="T1">OGC </text:span></text:p>
          <text:p text:style-name="P1"><text:span text:style-name="T1">GeoPack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2cm" svg:height="1.6cm" svg:x="12.9cm" svg:y="13.4cm">
          <text:p text:style-name="P1"><text:span text:style-name="T1">Ecere GNONIS</text:span></text:p>
          <text:p text:style-name="P1"><text:span text:style-name="T1">Map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2cm" svg:height="1.6cm" svg:x="16.3cm" svg:y="13.4cm">
          <text:p text:style-name="P1"><text:span text:style-name="T1">MariaDB </text:span></text:p>
          <text:p text:style-name="P1"><text:span text:style-name="T1">CubeSer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3cm" svg:height="1.6cm" svg:x="9.7cm" svg:y="8.8cm">
          <text:p text:style-name="P6"><text:span text:style-name="T1">STApl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.6cm" svg:x="22.3cm" svg:y="7cm">
          <text:p text:style-name="P1"><text:span text:style-name="T1">OGC API - </text:span></text:p>
          <text:p text:style-name="P1"><text:span text:style-name="T1">Coverag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cm" svg:height="1.6cm" svg:x="3.1cm" svg:y="8.8cm">
          <text:p text:style-name="P6"><text:span text:style-name="T1">AsyncA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12.9cm" svg:y="8.8cm">
          <text:p text:style-name="P1"><text:span text:style-name="T1">OGC API - </text:span></text:p>
          <text:p text:style-name="P1"><text:span text:style-name="T1">Proces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3cm" svg:height="1.6cm" svg:x="22.4cm" svg:y="4.6cm">
          <text:p text:style-name="P1"><text:span text:style-name="T1">NGIIS</text:span></text:p>
          <text:p text:style-name="P1"><text:span text:style-name="T1">GIM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cm" svg:height="1.6cm" svg:x="14.9cm" svg:y="2.4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3-11-16T14:29:18.118478151</dc:date>
    <meta:editing-duration>PT12H13M8S</meta:editing-duration>
    <meta:editing-cycles>222</meta:editing-cycles>
    <meta:document-statistic meta:object-count="71"/>
  </office:meta>
</office:document-meta>
</file>